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, sans-serif" svg:font-family="Arial, 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Arial, sans-serif" fo:font-weight="bold" style:font-weight-asian="bold" fo:language="es" fo:country="UY"/>
    </style:style>
    <style:style style:name="T3" style:parent-style-name="Fuentedepárrafopredeter." style:family="text">
      <style:text-properties style:font-name="Arial, sans-serif" fo:font-weight="bold" style:font-weight-asian="bold" fo:language="es" fo:country="UY"/>
    </style:style>
    <style:style style:name="T4" style:parent-style-name="Fuentedepárrafopredeter." style:family="text">
      <style:text-properties style:font-name="Arial, sans-serif" fo:language="es" fo:country="UY"/>
    </style:style>
    <style:style style:name="T5" style:parent-style-name="Fuentedepárrafopredeter." style:family="text">
      <style:text-properties style:font-name="Arial, sans-serif" fo:font-weight="bold" style:font-weight-asian="bold" fo:language="es" fo:country="UY"/>
    </style:style>
    <style:style style:name="T6" style:parent-style-name="Fuentedepárrafopredeter." style:family="text">
      <style:text-properties style:font-name="Arial, sans-serif" fo:language="es" fo:country="UY"/>
    </style:style>
    <style:style style:name="T7" style:parent-style-name="Fuentedepárrafopredeter." style:family="text">
      <style:text-properties style:font-name="Arial, sans-serif" fo:font-weight="bold" style:font-weight-asian="bold" fo:language="es" fo:country="UY"/>
    </style:style>
    <style:style style:name="T8" style:parent-style-name="Fuentedepárrafopredeter." style:family="text">
      <style:text-properties style:font-name="Arial, sans-serif" fo:language="es" fo:country="UY"/>
    </style:style>
    <style:style style:name="T9" style:parent-style-name="Fuentedepárrafopredeter." style:family="text">
      <style:text-properties style:font-name="Arial, sans-serif" fo:font-weight="bold" style:font-weight-asian="bold" fo:language="es" fo:country="UY"/>
    </style:style>
    <style:style style:name="T10" style:parent-style-name="Fuentedepárrafopredeter." style:family="text">
      <style:text-properties style:font-name="Arial, sans-serif" fo:language="es" fo:country="UY"/>
    </style:style>
    <style:style style:name="T11" style:parent-style-name="Fuentedepárrafopredeter." style:family="text">
      <style:text-properties style:font-name="Arial, sans-serif" fo:font-weight="bold" style:font-weight-asian="bold" fo:language="es" fo:country="UY"/>
    </style:style>
    <style:style style:name="T12" style:parent-style-name="Fuentedepárrafopredeter." style:family="text">
      <style:text-properties style:font-name="Arial, sans-serif" fo:font-weight="bold" style:font-weight-asian="bold" fo:language="es" fo:country="UY"/>
    </style:style>
    <style:style style:name="T13" style:parent-style-name="Fuentedepárrafopredeter." style:family="text">
      <style:text-properties style:font-name="Arial, sans-serif"/>
    </style:style>
    <style:style style:name="T14" style:parent-style-name="Fuentedepárrafopredeter." style:family="text">
      <style:text-properties style:font-name="Arial, sans-serif" fo:font-weight="bold" style:font-weight-asian="bold" fo:language="es" fo:country="UY"/>
    </style:style>
    <style:style style:name="T15" style:parent-style-name="Fuentedepárrafopredeter." style:family="text">
      <style:text-properties style:font-name="Arial, sans-serif" fo:language="es" fo:country="UY"/>
    </style:style>
    <style:style style:name="P16" style:parent-style-name="Textbody" style:family="paragraph">
      <style:text-properties style:font-name="Arial, sans-serif" fo:font-weight="bold" style:font-weight-asian="bold" fo:language="es" fo:country="UY"/>
    </style:style>
    <style:style style:name="P17" style:parent-style-name="Textbody" style:list-style-name="LFO1" style:family="paragraph"/>
    <style:style style:name="T18" style:parent-style-name="Fuentedepárrafopredeter." style:family="text">
      <style:text-properties style:font-name="Arial, sans-serif" fo:language="es" fo:country="UY"/>
    </style:style>
    <style:style style:name="P19" style:parent-style-name="Textbody" style:list-style-name="LFO1" style:family="paragraph"/>
    <style:style style:name="T20" style:parent-style-name="Fuentedepárrafopredeter." style:family="text">
      <style:text-properties style:font-name="Arial, sans-serif" fo:language="es" fo:country="UY"/>
    </style:style>
    <style:style style:name="T21" style:parent-style-name="Fuentedepárrafopredeter." style:family="text">
      <style:text-properties style:font-name="Arial, sans-serif" fo:language="es" fo:country="UY"/>
    </style:style>
    <style:style style:name="P22" style:parent-style-name="Textbody" style:list-style-name="LFO1" style:family="paragraph"/>
    <style:style style:name="T23" style:parent-style-name="Fuentedepárrafopredeter." style:family="text">
      <style:text-properties style:font-name="Arial, sans-serif" fo:language="es" fo:country="UY"/>
    </style:style>
    <style:style style:name="P24" style:parent-style-name="Textbody" style:list-style-name="LFO1" style:family="paragraph">
      <style:text-properties style:font-name="Arial, sans-serif" fo:language="es" fo:country="UY"/>
    </style:style>
    <style:style style:name="P25" style:parent-style-name="Textbody" style:list-style-name="LFO1" style:family="paragraph">
      <style:text-properties style:font-name="Arial, sans-serif" fo:language="es" fo:country="UY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T31" style:parent-style-name="Fuentedepárrafopredeter." style:family="text">
      <style:text-properties style:font-name="Arial"/>
    </style:style>
    <style:style style:name="T32" style:parent-style-name="Fuentedepárrafopredeter." style:family="text">
      <style:text-properties style:font-name="Arial"/>
    </style:style>
  </office:automatic-styles>
  <office:body>
    <office:text text:use-soft-page-breaks="true">
      <text:p text:style-name="P1"><text:span text:style-name="T2">Acta de segunda reunión</text:span></text:p>
      <text:p text:style-name="Textbody"><text:span text:style-name="T3">Proyecto:<text:s/></text:span><text:span text:style-name="T4">I.S.U.</text:span></text:p>
      <text:p text:style-name="Textbody"><text:span text:style-name="T5">Coordinador del proyecto:<text:s/></text:span><text:span text:style-name="T6">Camila Galván</text:span></text:p>
      <text:p text:style-name="Textbody"><text:span text:style-name="T7">Sub-coordinador del proyecto:<text:s/></text:span><text:span text:style-name="T8">Giuliana Esquibel</text:span></text:p>
      <text:p text:style-name="Textbody"><text:span text:style-name="T9">Integrante del proyecto:<text:s/></text:span><text:span text:style-name="T10">Sebastián Estévez</text:span></text:p>
      <text:p text:style-name="Textbody"><text:span text:style-name="T11">Fecha y hora</text:span><text:span text:style-name="T12"><text:s/>de reunión:</text:span><text:s/><text:span text:style-name="T13">19 de Agosto2016, 11:00</text:span></text:p>
      <text:p text:style-name="Textbody"><text:span text:style-name="T14">Lugar o medio de reunión:<text:s/></text:span><text:span text:style-name="T15">UTU.</text:span></text:p>
      <text:p text:style-name="P16">Temas tratados:</text:p>
      <text:list text:style-name="LFO1" text:continue-numbering="true">
        <text:list-item>
          <text:p text:style-name="P17"><text:span text:style-name="T18">Se terminó de hacer las tablas de base de datos y dales permisos.</text:span></text:p>
        </text:list-item>
        <text:list-item>
          <text:p text:style-name="P19"><text:span text:style-name="T20">Que para el miércoles 24/08, más tardar el jueves en la mañana tener las carpetas completas y prontas para</text:span><text:span text:style-name="T21"><text:s/>imprimir.</text:span></text:p>
        </text:list-item>
        <text:list-item>
          <text:p text:style-name="P22"><text:span text:style-name="T23">Sebastián debe $250 para la los gastos de la empresa, dijo que lo iba a pagar el lunes 22/08 o el martes 23/08.</text:span></text:p>
        </text:list-item>
        <text:list-item>
          <text:p text:style-name="P24">Para el lunes 22/08 se deberán subir información al Github de F.E para la carpeta.</text:p>
        </text:list-item>
        <text:list-item>
          <text:p text:style-name="P25">La coordinadora pidió que el lunes 22/08 se hiciera una reunión para sacar dudas.</text:p>
        </text:list-item>
      </text:list>
      <text:p text:style-name="P26"/>
      <text:p text:style-name="P27"/>
      <text:p text:style-name="P28">Integrantes:</text:p>
      <text:p text:style-name="P29"><text:tab/>Camila Galván</text:p>
      <text:p text:style-name="P30"><text:tab/>Giuliana Esquibel</text:p>
      <text:p text:style-name="Standard"><text:span text:style-name="T31"><text:tab/></text:span><text:span text:style-name="T32">Sebastián Estévez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, sans-serif" svg:font-family="Arial, 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mi</meta:initial-creator>
    <dc:creator>cami</dc:creator>
    <meta:creation-date>2016-08-19T18:50:00Z</meta:creation-date>
    <dc:date>2016-08-19T19:22:00Z</dc:date>
    <meta:template xlink:href="Normal.dotm" xlink:type="simple"/>
    <meta:editing-cycles>4</meta:editing-cycles>
    <meta:editing-duration>PT60S</meta:editing-duration>
    <meta:document-statistic meta:page-count="1" meta:paragraph-count="1" meta:word-count="122" meta:character-count="795" meta:row-count="5" meta:non-whitespace-character-count="674"/>
  </office:meta>
</office:document-meta>
</file>